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ingEncoderDecoderSupport.encode( 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rtingEncoderDecoderSuppor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vertingEncoderDecoderSupport.getConversionSer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vertingEncoderDecoderSup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EncoderDecoderSupport.init( Endpoint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rtingEncoderDecoderSupport.decode( M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vertingEncoderDecoderSupport.getMessag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EncoderDecoderSupport.willDecode( M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EncoderDecoderSupport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EncoderDecoderSupport.resolveTypeArgum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